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f9db0" officeooo:paragraph-rsid="000f9db0"/>
    </style:style>
    <style:style style:name="P2" style:family="paragraph" style:parent-style-name="Text_20_body">
      <style:text-properties officeooo:paragraph-rsid="000f9db0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677cb"/>
    </style:style>
    <style:style style:name="P6" style:family="paragraph" style:parent-style-name="Text_20_body">
      <style:paragraph-properties fo:text-align="justify" style:justify-single-word="false"/>
      <style:text-properties fo:language="pt" fo:country="BR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officeooo:rsid="001677cb" officeooo:paragraph-rsid="001677cb" style:font-size-asian="14pt" style:font-weight-asian="bold" style:font-size-complex="14pt" style:font-weight-complex="bold"/>
    </style:style>
    <style:style style:name="T1" style:family="text">
      <style:text-properties fo:language="pt" fo:country="BR"/>
    </style:style>
    <style:style style:name="T2" style:family="text">
      <style:text-properties officeooo:rsid="000f9db0"/>
    </style:style>
    <style:style style:name="T3" style:family="text">
      <style:text-properties officeooo:rsid="00135406"/>
    </style:style>
    <style:style style:name="T4" style:family="text">
      <style:text-properties officeooo:rsid="001677c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isciplina: </text:span>DESENHO TÉCNICO (GER413840A)</text:p>
      <text:p text:style-name="P1">Alunos: <text:span text:style-name="T4">____________________________________________________________________________</text:span></text:p>
      <text:p text:style-name="P5"><text:tab/></text:p>
      <text:p text:style-name="P7">Engenharia da Computação (Bernardo)</text:p>
      <text:p text:style-name="P5"><text:tab/>Na engenharia da computação, o desenho técnico é utilizado principalmente para representar circuitos, esquemas elétricos, projetos de hardware, layouts de placas de circuito impresso (PCB), e outras representações gráficas necessárias para o desenvolvimento e implementação de sistemas computacionais. As normas utilizadas podem variar conforme a aplicação específica, mas algumas das principais normas e diretrizes incluem:</text:p>
      <text:list text:style-name="L1">
        <text:list-item>
          <text:p text:style-name="P3"><text:span text:style-name="Strong_20_Emphasis">ABNT (Associação Brasileira de Normas Técnicas):</text:span></text:p>
          <text:list>
            <text:list-item>
              <text:p text:style-name="P4"><text:span text:style-name="Strong_20_Emphasis">NBR 8402:</text:span> Execução de caracteres para desenho técnico – Forma e dimensões das letras para uso em documentos técnicos.</text:p>
            </text:list-item>
            <text:list-item>
              <text:p text:style-name="P4"><text:span text:style-name="Strong_20_Emphasis">NBR 10067:</text:span> Princípios gerais de representação em desenho técnico.</text:p>
            </text:list-item>
            <text:list-item>
              <text:p text:style-name="P4"><text:span text:style-name="Strong_20_Emphasis">NBR 8196:</text:span> Emprego de escalas em desenho técnico.</text:p>
            </text:list-item>
            <text:list-item>
              <text:p text:style-name="P4"><text:span text:style-name="Strong_20_Emphasis">NBR 6492:</text:span> Representação de projetos de arquitetura (aplicável para desenhos que envolvem projetos físicos).</text:p>
            </text:list-item>
          </text:list>
        </text:list-item>
        <text:list-item>
          <text:p text:style-name="P3"><text:span text:style-name="Strong_20_Emphasis">IEC (International Electrotechnical Commission):</text:span></text:p>
          <text:list>
            <text:list-item>
              <text:p text:style-name="P4"><text:span text:style-name="Strong_20_Emphasis">IEC 60617:</text:span> Símbolos gráficos para diagramas em eletrônica e eletrotécnica, utilizados para representar componentes elétricos e eletrônicos em esquemas.</text:p>
            </text:list-item>
            <text:list-item>
              <text:p text:style-name="P4"><text:span text:style-name="Strong_20_Emphasis">IEC 61082:</text:span> Preparação de documentos utilizados em eletrônica.</text:p>
            </text:list-item>
          </text:list>
        </text:list-item>
        <text:list-item>
          <text:p text:style-name="P3"><text:span text:style-name="Strong_20_Emphasis">IEEE (Institute of Electrical and Electronics Engineers):</text:span></text:p>
          <text:list>
            <text:list-item>
              <text:p text:style-name="P4"><text:span text:style-name="Strong_20_Emphasis">IEEE Std 315:</text:span> Símbolos gráficos para diagramas de circuitos elétricos e eletrônicos.</text:p>
            </text:list-item>
          </text:list>
        </text:list-item>
        <text:list-item>
          <text:p text:style-name="P3"><text:span text:style-name="Strong_20_Emphasis"><text:span text:style-name="T1">IPC</text:span></text:span><text:span text:style-name="Strong_20_Emphasis"> (Association Connecting Electronics Industries):</text:span></text:p>
          <text:list>
            <text:list-item>
              <text:p text:style-name="P4"><text:span text:style-name="Strong_20_Emphasis"><text:span text:style-name="T1">IPC</text:span></text:span><text:span text:style-name="Strong_20_Emphasis">-2221:</text:span> Norma <text:span text:style-name="T1">de</text:span> design para <text:span text:style-name="T1">placas</text:span> <text:span text:style-name="T1">de</text:span> circuito impresso.</text:p>
            </text:list-item>
            <text:list-item>
              <text:p text:style-name="P4"><text:span text:style-name="Strong_20_Emphasis">IPC-7351:</text:span> Norma para o design de componentes de montagem em superfície (SMD).</text:p>
            </text:list-item>
          </text:list>
        </text:list-item>
        <text:list-item>
          <text:p text:style-name="P3"><text:span text:style-name="Strong_20_Emphasis">ANSI (American National Standards Institute):</text:span></text:p>
          <text:list>
            <text:list-item>
              <text:p text:style-name="P3"><text:span text:style-name="Strong_20_Emphasis">ANSI Y14.5:</text:span> Princípios de dimensionamento e tolerância geométrica.</text:p>
            </text:list-item>
          </text:list>
        </text:list-item>
      </text:list>
      <text:p text:style-name="P6"><text:tab/>Essas normas são utilizadas para garantir que os desenhos técnicos sejam compreensíveis, precisos e padronizados, facilitando a comunicação entre engenheiros, desenvolvedores e fabricantes durante o processo de desenvolvimento de hardware e sistemas eletrônic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8:29:50.097000000</meta:creation-date>
    <dc:date>2024-08-13T08:32:00.023000000</dc:date>
    <meta:editing-duration>PT31M20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1" meta:word-count="257" meta:character-count="1953" meta:non-whitespace-character-count="1727"/>
  </office:meta>
</office:document-meta>
</file>